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Rounded MT Bold" svg:font-family="'Arial Rounded MT Bold'" style:font-adornments="Arrunta" style:font-family-generic="swiss" style:font-pitch="variable"/>
    <style:font-face style:name="Britannic Bold" svg:font-family="'Britannic Bold'" style:font-family-generic="swiss" style:font-pitch="variable"/>
    <style:font-face style:name="Britannic Bold1" svg:font-family="'Britannic Bold'" style:font-adornments="Arrunta" style:font-family-generic="swiss" style:font-pitch="variable"/>
    <style:font-face style:name="Britannic Bold2" svg:font-family="'Britannic Bold'" style:font-adornments="Etzana" style:font-family-generic="swiss" style:font-pitch="variable"/>
    <style:font-face style:name="Copperplate Gothic Light" svg:font-family="'Copperplate Gothic Light'" style:font-family-generic="swiss" style:font-pitch="variable"/>
    <style:font-face style:name="Copperplate Gothic Light1" svg:font-family="'Copperplate Gothic Light'" style:font-adornments="Arrunta" style:font-family-generic="swiss" style:font-pitch="variable"/>
    <style:font-face style:name="Copperplate Gothic Light2" svg:font-family="'Copperplate Gothic Light'" style:font-adornments="Lodia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Lodia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</office:font-face-decls>
  <office:automatic-styles>
    <style:style style:name="Tabla1" style:family="table">
      <style:table-properties style:width="16.734cm" fo:margin-left="-0.132cm" table:align="left"/>
    </style:style>
    <style:style style:name="Tabla1.A" style:family="table-column">
      <style:table-column-properties style:column-width="3.261cm"/>
    </style:style>
    <style:style style:name="Tabla1.B" style:family="table-column">
      <style:table-column-properties style:column-width="13.473cm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Goiburua">
      <style:text-properties officeooo:rsid="02283b6c" officeooo:paragraph-rsid="02283b6c"/>
    </style:style>
    <style:style style:name="P2" style:family="paragraph" style:parent-style-name="Azpititulo">
      <style:text-properties officeooo:paragraph-rsid="001c1a6b"/>
    </style:style>
    <style:style style:name="P3" style:family="paragraph" style:parent-style-name="Azpititulo">
      <style:text-properties officeooo:rsid="018cf59f" officeooo:paragraph-rsid="018cf59f"/>
    </style:style>
    <style:style style:name="P4" style:family="paragraph" style:parent-style-name="Azpititulo">
      <style:text-properties officeooo:paragraph-rsid="01ff3ad2"/>
    </style:style>
    <style:style style:name="P5" style:family="paragraph" style:parent-style-name="Azpititulo">
      <style:text-properties officeooo:rsid="01ff3ad2" officeooo:paragraph-rsid="01ff3ad2"/>
    </style:style>
    <style:style style:name="P6" style:family="paragraph" style:parent-style-name="Izenak_20_titulo">
      <style:text-properties officeooo:rsid="020029e6" officeooo:paragraph-rsid="020029e6"/>
    </style:style>
    <style:style style:name="P7" style:family="paragraph" style:parent-style-name="Titulo">
      <style:text-properties officeooo:rsid="02269170" officeooo:paragraph-rsid="02269170"/>
    </style:style>
    <style:style style:name="P8" style:family="paragraph" style:parent-style-name="Azpititulo">
      <style:text-properties officeooo:rsid="022d47e6" officeooo:paragraph-rsid="022d47e6"/>
    </style:style>
    <style:style style:name="P9" style:family="paragraph" style:parent-style-name="Textua_20_1">
      <style:paragraph-properties fo:break-before="page"/>
    </style:style>
    <style:style style:name="P10" style:family="paragraph" style:parent-style-name="Textua_20_1">
      <style:text-properties style:font-name="Copperplate Gothic Light"/>
    </style:style>
    <style:style style:name="P11" style:family="paragraph" style:parent-style-name="Textua_20_1">
      <style:text-properties style:font-name="Copperplate Gothic Light" officeooo:paragraph-rsid="023d5280"/>
    </style:style>
    <style:style style:name="P12" style:family="paragraph" style:parent-style-name="Textua_20_1">
      <style:text-properties style:font-name="Copperplate Gothic Light" officeooo:paragraph-rsid="023f04e4"/>
    </style:style>
    <style:style style:name="P13" style:family="paragraph" style:parent-style-name="Standard" style:master-page-name="Portada">
      <style:paragraph-properties fo:text-align="center" style:justify-single-word="false" style:page-number="auto"/>
      <style:text-properties style:font-name="Britannic Bold" fo:font-size="36pt" officeooo:rsid="001b432c" officeooo:paragraph-rsid="001b432c" style:font-size-asian="36pt" style:font-size-complex="36pt"/>
    </style:style>
    <style:style style:name="P14" style:family="paragraph" style:parent-style-name="Azpi_20_izenburuak_20__28_1.1_29_">
      <style:text-properties officeooo:paragraph-rsid="023b98c1"/>
    </style:style>
    <style:style style:name="P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Contents_20_Heading" style:master-page-name="Aurkibidea">
      <style:paragraph-properties style:page-number="auto"/>
    </style:style>
    <style:style style:name="P18" style:family="paragraph" style:parent-style-name="Izenburua_20_Orrialdeak" style:master-page-name="Orrialdea_20_1">
      <style:paragraph-properties style:page-number="auto"/>
      <style:text-properties style:text-underline-style="solid" style:text-underline-width="auto" style:text-underline-color="font-color" officeooo:rsid="001cd312" officeooo:paragraph-rsid="001cd312"/>
    </style:style>
    <style:style style:name="P19" style:family="paragraph" style:parent-style-name="Izenburua_20_Orrialdeak" style:list-style-name="Numbering_20_123"/>
    <style:style style:name="P20" style:family="paragraph" style:parent-style-name="Textua_20_1" style:list-style-name="L1"/>
    <style:style style:name="P21" style:family="paragraph" style:parent-style-name="Textua_20_1" style:list-style-name="L2"/>
    <style:style style:name="P22" style:family="paragraph" style:parent-style-name="Textua_20_1" style:list-style-name="L3"/>
    <style:style style:name="P23" style:family="paragraph" style:parent-style-name="Textua_20_1" style:list-style-name="L4"/>
    <style:style style:name="P24" style:family="paragraph" style:parent-style-name="Textua_20_1" style:list-style-name="L5"/>
    <style:style style:name="P25" style:family="paragraph" style:parent-style-name="Textua_20_1" style:list-style-name="L5">
      <style:text-properties style:font-name="Copperplate Gothic Light"/>
    </style:style>
    <style:style style:name="P26" style:family="paragraph" style:parent-style-name="Textua_20_1" style:list-style-name="L6">
      <style:text-properties style:font-name="Copperplate Gothic Light"/>
    </style:style>
    <style:style style:name="P27" style:family="paragraph" style:parent-style-name="Textua_20_1" style:list-style-name="L7">
      <style:text-properties style:font-name="Copperplate Gothic Light"/>
    </style:style>
    <style:style style:name="P28" style:family="paragraph" style:parent-style-name="Textua_20_1">
      <style:text-properties style:font-name="Copperplate Gothic Light" officeooo:rsid="02485f13" officeooo:paragraph-rsid="02485f13"/>
    </style:style>
    <style:style style:name="P29" style:family="paragraph" style:parent-style-name="Textua_20_1">
      <style:text-properties style:font-name="Copperplate Gothic Light"/>
    </style:style>
    <style:style style:name="P30" style:family="paragraph" style:parent-style-name="Textua_20_1">
      <style:text-properties style:font-name="Copperplate Gothic Light" officeooo:rsid="024a4c99" officeooo:paragraph-rsid="024a4c99"/>
    </style:style>
    <style:style style:name="P31" style:family="paragraph" style:parent-style-name="Textua_20_1">
      <style:text-properties style:font-name="Copperplate Gothic Light" officeooo:rsid="024b57b9" officeooo:paragraph-rsid="024b57b9"/>
    </style:style>
    <style:style style:name="P32" style:family="paragraph" style:parent-style-name="Textua_20_1" style:list-style-name="L6"/>
    <style:style style:name="P33" style:family="paragraph" style:parent-style-name="Textua_20_1" style:list-style-name="L8"/>
    <style:style style:name="P34" style:family="paragraph" style:parent-style-name="Textua_20_1" style:list-style-name="L8">
      <style:text-properties officeooo:paragraph-rsid="024ea8c7"/>
    </style:style>
    <style:style style:name="P35" style:family="paragraph" style:parent-style-name="Textua_20_1" style:list-style-name="L9"/>
    <style:style style:name="P36" style:family="paragraph" style:parent-style-name="Textua_20_1" style:list-style-name="L9">
      <style:text-properties officeooo:paragraph-rsid="0250a947"/>
    </style:style>
    <style:style style:name="T1" style:family="text">
      <style:text-properties officeooo:rsid="001e9a41"/>
    </style:style>
    <style:style style:name="T2" style:family="text">
      <style:text-properties officeooo:rsid="0201c176"/>
    </style:style>
    <style:style style:name="T3" style:family="text">
      <style:text-properties officeooo:rsid="02269170"/>
    </style:style>
    <style:style style:name="T4" style:family="text">
      <style:text-properties fo:font-variant="normal" fo:text-transform="none" fo:color="#000000" loext:opacity="100%" style:font-name="Copperplate Gothic Light" fo:font-size="9.60000038146973pt" fo:letter-spacing="normal" fo:font-style="normal" fo:font-weight="normal"/>
    </style:style>
    <style:style style:name="T5" style:family="text">
      <style:text-properties style:font-name="Copperplate Gothic Light"/>
    </style:style>
    <style:style style:name="T6" style:family="text">
      <style:text-properties style:font-name="Copperplate Gothic Light" officeooo:rsid="02508bee"/>
    </style:style>
    <style:style style:name="T7" style:family="text">
      <style:text-properties style:font-name="Copperplate Gothic Light" officeooo:rsid="0250a947"/>
    </style:style>
    <style:style style:name="T8" style:family="text">
      <style:text-properties officeooo:rsid="0239312a"/>
    </style:style>
    <style:style style:name="T9" style:family="text">
      <style:text-properties officeooo:rsid="023d5280"/>
    </style:style>
    <style:style style:name="T10" style:family="text">
      <style:text-properties officeooo:rsid="02409cb2"/>
    </style:style>
    <style:style style:name="T11" style:family="text">
      <style:text-properties officeooo:rsid="02449c8a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officeooo:rsid="02459e94"/>
    </style:style>
    <style:style style:name="T14" style:family="text">
      <style:text-properties officeooo:rsid="0246dd0a"/>
    </style:style>
    <style:style style:name="T15" style:family="text">
      <style:text-properties officeooo:rsid="0249b874"/>
    </style:style>
    <style:style style:name="T16" style:family="text">
      <style:text-properties officeooo:rsid="024b57b9"/>
    </style:style>
    <style:style style:name="T17" style:family="text">
      <style:text-properties officeooo:rsid="0250a947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/></text:p>
      <text:p text:style-name="P7">ALAIKTOMUGI</text:p>
      <text:p text:style-name="P7">TAXI-ZERBITZUAK</text:p>
      <text:p text:style-name="P3"/>
      <text:p text:style-name="P3"/>
      <text:p text:style-name="P5"/>
      <text:p text:style-name="P5"/>
      <text:p text:style-name="P5"/>
      <text:p text:style-name="P8">TALDE PROPOSAMENA</text:p>
      <text:p text:style-name="Azpititulo"/>
      <text:p text:style-name="Azpititulo"/>
      <text:p text:style-name="Azpititulo"/>
      <text:p text:style-name="Azpititulo"><text:s/></text:p>
      <text:p text:style-name="P4"/>
      <text:p text:style-name="P4"/>
      <text:p text:style-name="P4"/>
      <text:p text:style-name="P4"/>
      <text:p text:style-name="Izenak_20_titulo">EGILEA: <text:span text:style-name="T3">YAGO DURAN, DUARTE DE OLIVEIRA ETA</text:span>AIMAR CALVO</text:p>
      <text:p text:style-name="P6">DATA: <text:span text:style-name="T2">202</text:span><text:span text:style-name="T3">5</text:span><text:span text:style-name="T2">/0</text:span><text:span text:style-name="T3">5</text:span><text:span text:style-name="T2">/</text:span><text:span text:style-name="T3">0</text:span><text:span text:style-name="T2">7</text:span></text:p>
      <text:table-of-content text:style-name="Sect1" text:protected="true" text:name="Aurkibidea1">
        <text:table-of-content-source text:outline-level="10" text:use-index-source-styles="true">
          <text:index-title-template text:style-name="Contents_20_Heading">Aurkibidea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Izenburua_20_Orrialdeak"/>
          </text:index-source-styles>
          <text:index-source-styles text:outline-level="2">
            <text:index-source-style text:style-name="Azpi_20_izenburuak_20__28_1.1_29_"/>
            <text:index-source-style text:style-name="AZPI_20_IZENBURUAK_20__28_1.2_29_"/>
            <text:index-source-style text:style-name="Heading_20_1"/>
          </text:index-source-styles>
        </text:table-of-content-source>
        <text:index-body>
          <text:index-title text:style-name="Sect1" text:name="Aurkibidea1_Head">
            <text:p text:style-name="P17">Aurkibidea</text:p>
          </text:index-title>
          <text:p text:style-name="P15"><text:a xlink:type="simple" xlink:href="#__RefHeading___Toc3347_1440249984" text:style-name="Index_20_Link" text:visited-style-name="Index_20_Link"><text:s/>1 <text:s/>Talde proposamena<text:tab/>3</text:a></text:p>
          <text:p text:style-name="P16"><text:a xlink:type="simple" xlink:href="#__RefHeading___Toc8902_2201895909" text:style-name="Index_20_Link" text:visited-style-name="Index_20_Link">1.1 Helburua<text:tab/>3</text:a></text:p>
          <text:p text:style-name="P16"><text:a xlink:type="simple" xlink:href="#__RefHeading___Toc8900_2201895909" text:style-name="Index_20_Link" text:visited-style-name="Index_20_Link">1.2 Erabiliko ditugun teknologiak<text:tab/>3</text:a></text:p>
          <text:p text:style-name="P16"><text:a xlink:type="simple" xlink:href="#__RefHeading___Toc8898_2201895909" text:style-name="Index_20_Link" text:visited-style-name="Index_20_Link">1.3 Eskakizuna (Egingo duguna)<text:tab/>4</text:a></text:p>
          <text:p text:style-name="P16"><text:a xlink:type="simple" xlink:href="#__RefHeading___Toc8896_2201895909" text:style-name="Index_20_Link" text:visited-style-name="Index_20_Link">1.4 Datu-basearen Egitura (laburpena)<text:tab/>4</text:a></text:p>
          <text:p text:style-name="P16"><text:a xlink:type="simple" xlink:href="#__RefHeading___Toc8894_2201895909" text:style-name="Index_20_Link" text:visited-style-name="Index_20_Link">1.5 XML + XSD / DTD erabilera<text:tab/>5</text:a></text:p>
          <text:p text:style-name="P16"><text:a xlink:type="simple" xlink:href="#__RefHeading___Toc8892_2201895909" text:style-name="Index_20_Link" text:visited-style-name="Index_20_Link">1.6 GitHub erabilera<text:tab/>5</text:a></text:p>
          <text:p text:style-name="P16"><text:a xlink:type="simple" xlink:href="#__RefHeading___Toc8890_2201895909" text:style-name="Index_20_Link" text:visited-style-name="Index_20_Link">1.7 Ondorioa<text:tab/>5</text:a></text:p>
        </text:index-body>
      </text:table-of-content>
      <text:p text:style-name="P2"/>
      <text:p text:style-name="P2"/>
      <text:p text:style-name="P18"/>
      <text:list xml:id="list2102744448" text:style-name="Numbering_20_123">
        <text:list-item>
          <text:p text:style-name="P19"><text:bookmark-start text:name="__RefHeading___Toc3347_1440249984"/>Talde proposamena<text:bookmark-end text:name="__RefHeading___Toc3347_1440249984"/></text:p>
          <text:p text:style-name="Azpi_20_izenburuak_20__28_1.1_29_"/>
          <text:p text:style-name="P14"><text:bookmark-start text:name="__RefHeading___Toc8902_2201895909"/><text:span text:style-name="T8">1.</text:span><text:span text:style-name="T9">1</text:span><text:span text:style-name="T8"> </text:span>Helburua<text:bookmark-end text:name="__RefHeading___Toc8902_2201895909"/></text:p>
          <text:p text:style-name="P14"/>
        </text:list-item>
      </text:list>
      <text:p text:style-name="Textua_20_1"><text:tab/><text:span text:style-name="T10">h</text:span>elburua alaiktoMUGI enpresarentzat sistema informatiko adimendun bat <text:tab/>garatzea <text:span text:style-name="T11">da</text:span>, bezeroek taxi-bidaiak eskatzeko, gidariek eskaerak kudeatzeko eta <text:tab/>kudeatzaileak plataformako elementu guztiak kontrolatzeko aukera izan <text:tab/>dezaten.</text:p>
      <text:p text:style-name="Textua_20_1"><text:span text:style-name="T4"><text:tab/>Sistema honek hainbat erabiltzaile mota hartzen ditu kontuan, bakoitzaren <text:tab/>beharretara egokituta: bezeroak, taxi-gidariak eta enpresako administratzailea. <text:tab/>Gainera, eskaeren banaketa </text:span><text:span text:style-name="Strong_20_Emphasis"><text:span text:style-name="T4">dinamikoa eta automatizatua </text:span></text:span><text:span text:style-name="T4">izango da, sistemak unean <text:tab/>unean bidaiak optimizatuz esleituko dituelako.</text:span></text:p>
      <text:p text:style-name="P10"/>
      <text:list xml:id="list105342667348603" text:continue-numbering="true" text:style-name="Numbering_20_123">
        <text:list-header>
          <text:p text:style-name="Azpi_20_izenburuak_20__28_1.1_29_"><text:bookmark-start text:name="__RefHeading___Toc8900_2201895909"/><text:span text:style-name="T9">1</text:span>.<text:span text:style-name="T9">2</text:span> Erabili<text:span text:style-name="T11">ko ditugun t</text:span>eknologiak<text:bookmark-end text:name="__RefHeading___Toc8900_2201895909"/></text:p>
        </text:list-header>
      </text:list>
      <text:p text:style-name="P12"><text:tab/></text:p>
      <text:p text:style-name="P12"><text:tab/>Web aplikazioa (bezeroak eta gidariak)</text:p>
      <text:list text:style-name="L1">
        <text:list-item>
          <text:list>
            <text:list-item>
              <text:p text:style-name="P20"><text:span text:style-name="Strong_20_Emphasis"><text:span text:style-name="T4">HTML/CSS</text:span></text:span><text:span text:style-name="T4">: Web-orriaren egitura eta diseinua.</text:span></text:p>
            </text:list-item>
            <text:list-item>
              <text:p text:style-name="P20"><text:span text:style-name="Strong_20_Emphasis"><text:span text:style-name="T4">JavaScript</text:span></text:span><text:span text:style-name="T4">: Dinamismoa eta formularioen interakzioak.</text:span></text:p>
            </text:list-item>
            <text:list-item>
              <text:p text:style-name="P20"><text:span text:style-name="Strong_20_Emphasis"><text:span text:style-name="T4">PHP</text:span></text:span><text:span text:style-name="T4">: Zerbitzariaren aldetik logika eta datu-tratamendua.</text:span></text:p>
            </text:list-item>
            <text:list-item>
              <text:p text:style-name="P20"><text:span text:style-name="Strong_20_Emphasis"><text:span text:style-name="T4">MySQL</text:span></text:span><text:span text:style-name="T4">: Datu-base erlazionala; XAMPP ingurunean exekutatua.</text:span></text:p>
            </text:list-item>
          </text:list>
        </text:list-item>
      </text:list>
      <text:p text:style-name="P10"><text:tab/><text:span text:style-name="T13">A</text:span><text:span text:style-name="T12">plikazioa</text:span> (kudeatzailea)</text:p>
      <text:list text:style-name="L2">
        <text:list-item>
          <text:list>
            <text:list-item>
              <text:p text:style-name="P21"><text:span text:style-name="Strong_20_Emphasis"><text:span text:style-name="T4">Java (Eclipse)</text:span></text:span><text:span text:style-name="T4">: Mahaigaineko aplikazioaren interfazea eta logika.</text:span></text:p>
            </text:list-item>
            <text:list-item>
              <text:p text:style-name="P21"><text:span text:style-name="Strong_20_Emphasis"><text:span text:style-name="T4">JDBC</text:span></text:span><text:span text:style-name="T4">: Java eta MySQL artean datu-konexioa.</text:span></text:p>
            </text:list-item>
            <text:list-item>
              <text:p text:style-name="P21"><text:span text:style-name="Strong_20_Emphasis"><text:span text:style-name="T4">Instalazio mugatua</text:span></text:span><text:span text:style-name="T4">: Aplikazio hau makina bakar batean instalatuta egongo da, eta ezingo da beste inon erabili, enpresaren segurtasuna bermatzeko.</text:span></text:p>
            </text:list-item>
          </text:list>
        </text:list-item>
      </text:list>
      <text:p text:style-name="P10"><text:tab/>Datu-trukea eta balidazioa</text:p>
      <text:list text:style-name="L3">
        <text:list-item>
          <text:list>
            <text:list-item>
              <text:p text:style-name="P22"><text:span text:style-name="Strong_20_Emphasis"><text:span text:style-name="T4">XML</text:span></text:span><text:span text:style-name="T4">: Gidari eta bidaien datuak esportatzeko formatua.</text:span></text:p>
            </text:list-item>
            <text:list-item>
              <text:p text:style-name="P22"><text:span text:style-name="Strong_20_Emphasis"><text:span text:style-name="T4">XSD / DTD</text:span></text:span><text:span text:style-name="T4">: XML fitxategiak egitura zuzenez betetzen direla egiaztatzeko.</text:span></text:p>
            </text:list-item>
          </text:list>
        </text:list-item>
      </text:list>
      <text:p text:style-name="Textua_20_1"><text:span text:style-name="T5"><text:tab/>Garapen ingurunea eta baliabideak</text:span></text:p>
      <text:list text:style-name="L4">
        <text:list-item>
          <text:list>
            <text:list-item>
              <text:p text:style-name="P23"><text:span text:style-name="Strong_20_Emphasis"><text:span text:style-name="T4">VS Code / Eclipse</text:span></text:span><text:span text:style-name="T4">: Programaziorako inguruneak.</text:span></text:p>
            </text:list-item>
            <text:list-item>
              <text:p text:style-name="P23"><text:span text:style-name="Strong_20_Emphasis"><text:span text:style-name="T4">GitHub</text:span></text:span><text:span text:style-name="T4">: Bertsio-kontrola eta proiektuen kudeaketa.</text:span></text:p>
            </text:list-item>
          </text:list>
        </text:list-item>
      </text:list>
      <text:p text:style-name="P10"/>
      <text:p text:style-name="P10"/>
      <text:p text:style-name="P10"/>
      <text:p text:style-name="P10"/>
      <text:p text:style-name="P10"/>
      <text:p text:style-name="Textua_20_1"/>
      <text:list xml:id="list105342701335044" text:continue-list="list105342667348603" text:style-name="Numbering_20_123">
        <text:list-header>
          <text:p text:style-name="Azpi_20_izenburuak_20__28_1.1_29_"><text:bookmark-start text:name="__RefHeading___Toc8898_2201895909"/><text:soft-page-break/><text:span text:style-name="T9">1.</text:span>3 <text:span text:style-name="T14">Eskakizuna (Egingo duguna)</text:span><text:bookmark-end text:name="__RefHeading___Toc8898_2201895909"/></text:p>
        </text:list-header>
      </text:list>
      <text:p text:style-name="P12"><text:tab/></text:p>
      <text:p text:style-name="P12"><text:tab/>A. Bezeroaren funtzioak:</text:p>
      <text:list text:style-name="L5">
        <text:list-item>
          <text:list>
            <text:list-item>
              <text:p text:style-name="P25">Alta eman eta saioa hasi.</text:p>
            </text:list-item>
            <text:list-item>
              <text:p text:style-name="P25">Bidaia-eskaerak egin: nondik, nora, ordua, pertsonak...</text:p>
            </text:list-item>
            <text:list-item>
              <text:p text:style-name="P24"><text:span text:style-name="T4">Bidaia </text:span><text:span text:style-name="Strong_20_Emphasis"><text:span text:style-name="T4">programatuak </text:span></text:span><text:span text:style-name="T4">egiteko aukera (aurretik zehaztutako ordutegia eta <text:tab/>datuak).</text:span></text:p>
            </text:list-item>
            <text:list-item>
              <text:p text:style-name="P25">Egindako bidaien historiala ikusi.</text:p>
            </text:list-item>
          </text:list>
        </text:list-item>
      </text:list>
      <text:p text:style-name="P10"><text:tab/>B. Gidariaren funtzioak:</text:p>
      <text:list text:style-name="L6">
        <text:list-item>
          <text:list>
            <text:list-item>
              <text:p text:style-name="P26">Saioa hasi.</text:p>
            </text:list-item>
            <text:list-item>
              <text:p text:style-name="P26">Esleitutako bidaiak ikusi eta kudeatu.</text:p>
            </text:list-item>
            <text:list-item>
              <text:p text:style-name="P32"><text:span text:style-name="Strong_20_Emphasis"><text:span text:style-name="T4">Eskaintzen artean hautaketa </text:span></text:span><text:span text:style-name="T4">egiteko aukera: zein bidaia hartu nahi duen erabaki eta 'unekora' pasa.</text:span></text:p>
            </text:list-item>
            <text:list-item>
              <text:p text:style-name="P26">Bidaia baten hasiera eta amaiera markatu.</text:p>
            </text:list-item>
            <text:list-item>
              <text:p text:style-name="P26">Historikoa kontsultatu.</text:p>
            </text:list-item>
          </text:list>
        </text:list-item>
      </text:list>
      <text:p text:style-name="P10"><text:tab/>C. Kudeatzailearen mahaigaineko aplikazioa:</text:p>
      <text:list text:style-name="L7">
        <text:list-item>
          <text:list>
            <text:list-item>
              <text:p text:style-name="P27">Gidarien kudeaketa: alta, baja eta edizioa.</text:p>
            </text:list-item>
            <text:list-item>
              <text:p text:style-name="P27">Datuen kontsulta eta filtroak.</text:p>
            </text:list-item>
            <text:list-item>
              <text:p text:style-name="P27">XML bidezko esportazioa.</text:p>
            </text:list-item>
            <text:list-item>
              <text:p text:style-name="P27">XSD eta DTD bidezko balidazioa.</text:p>
            </text:list-item>
          </text:list>
        </text:list-item>
      </text:list>
      <text:p text:style-name="P10"/>
      <text:p text:style-name="P10"/>
      <text:list xml:id="list105341500548576" text:continue-list="list105342701335044" text:style-name="Numbering_20_123">
        <text:list-header>
          <text:p text:style-name="Azpi_20_izenburuak_20__28_1.1_29_"><text:bookmark-start text:name="__RefHeading___Toc8896_2201895909"/><text:span text:style-name="T9">1.4</text:span> Datu-basearen Egitura (laburpena)<text:bookmark-end text:name="__RefHeading___Toc8896_2201895909"/></text:p>
        </text:list-header>
      </text:list>
      <text:p text:style-name="Textua_20_1"/>
      <table:table table:name="Tabla1" table:style-name="Tabla1">
        <table:table-column table:style-name="Tabla1.A"/>
        <table:table-column table:style-name="Tabla1.B"/>
        <table:table-header-rows>
          <table:table-row>
            <table:table-cell table:style-name="Tabla1.A1" office:value-type="string">
              <text:p text:style-name="P10">Taula</text:p>
            </table:table-cell>
            <table:table-cell table:style-name="Tabla1.A1" office:value-type="string">
              <text:p text:style-name="P10">Eremu nagusiak</text:p>
            </table:table-cell>
          </table:table-row>
        </table:table-header-rows>
        <table:table-row>
          <table:table-cell table:style-name="Tabla1.A1" office:value-type="string">
            <text:p text:style-name="P28">Erabiltzaileak</text:p>
          </table:table-cell>
          <table:table-cell table:style-name="Tabla1.A1" office:value-type="string">
            <text:p text:style-name="Textua_20_1"><text:span text:style-name="T5">id, izena, emaila, pasahitza, </text:span><text:span text:style-name="Strong_20_Emphasis"><text:span text:style-name="T5">mota </text:span></text:span><text:span text:style-name="T5">(bezero, gidaria edo kudeatzailea identifikatzeko)</text:span></text:p>
          </table:table-cell>
        </table:table-row>
        <table:table-row>
          <table:table-cell table:style-name="Tabla1.A1" office:value-type="string">
            <text:p text:style-name="P30">Gidariak</text:p>
          </table:table-cell>
          <table:table-cell table:style-name="Tabla1.A1" office:value-type="string">
            <text:p text:style-name="P10">id, izena, egoera, ibilgailua</text:p>
          </table:table-cell>
        </table:table-row>
        <table:table-row>
          <table:table-cell table:style-name="Tabla1.A1" office:value-type="string">
            <text:p text:style-name="P31">Bidaiak</text:p>
          </table:table-cell>
          <table:table-cell table:style-name="Tabla1.A1" office:value-type="string">
            <text:p text:style-name="P10">id, bezero_id, gidari_id, hasiera, helmuga, ordua, pertsonak, egoera</text:p>
          </table:table-cell>
        </table:table-row>
        <table:table-row>
          <table:table-cell table:style-name="Tabla1.A1" office:value-type="string">
            <text:p text:style-name="P10"><text:span text:style-name="T16">Bidai</text:span>_<text:span text:style-name="T16">historiala</text:span></text:p>
          </table:table-cell>
          <table:table-cell table:style-name="Tabla1.A1" office:value-type="string">
            <text:p text:style-name="P10">bidaia-id, data, egoera</text:p>
          </table:table-cell>
        </table:table-row>
      </table:table>
      <text:p text:style-name="P10"/>
      <text:p text:style-name="P10"/>
      <text:p text:style-name="P10"/>
      <text:p text:style-name="P10"/>
      <text:list xml:id="list105341567809152" text:continue-numbering="true" text:style-name="Numbering_20_123">
        <text:list-header>
          <text:p text:style-name="Azpi_20_izenburuak_20__28_1.1_29_"><text:bookmark-start text:name="__RefHeading___Toc8894_2201895909"/><text:soft-page-break/><text:span text:style-name="T9">1.</text:span>5 XML + XSD / DTD erabilera<text:bookmark-end text:name="__RefHeading___Toc8894_2201895909"/></text:p>
        </text:list-header>
      </text:list>
      <text:p text:style-name="Textua_20_1"/>
      <text:list text:style-name="L8">
        <text:list-item>
          <text:list>
            <text:list-item>
              <text:p text:style-name="P33"><text:span text:style-name="Strong_20_Emphasis"><text:span text:style-name="T4">XML </text:span></text:span><text:span text:style-name="T4">erabiliko da gidari eta bidaien datuak sistematik esportatzeko.</text:span></text:p>
            </text:list-item>
            <text:list-item>
              <text:p text:style-name="P33"><text:span text:style-name="Strong_20_Emphasis"><text:span text:style-name="T4">XSD </text:span></text:span><text:span text:style-name="T4">fitxategiak erabiliko dira XML egiturak balidatzeko (adibidez: etiketa, , ... barne).</text:span></text:p>
            </text:list-item>
            <text:list-item>
              <text:p text:style-name="P34"><text:span text:style-name="Strong_20_Emphasis"><text:span text:style-name="T4">DTD </text:span></text:span><text:span text:style-name="T4">alternatiba arinago moduan erabil daiteke XML egitura zehatz bat eskatzen den kasuetan.</text:span></text:p>
            </text:list-item>
          </text:list>
        </text:list-item>
      </text:list>
      <text:p text:style-name="P10"/>
      <text:list xml:id="list105343256286108" text:continue-list="list105341567809152" text:style-name="Numbering_20_123">
        <text:list-header>
          <text:p text:style-name="Azpi_20_izenburuak_20__28_1.1_29_"><text:bookmark-start text:name="__RefHeading___Toc8892_2201895909"/><text:span text:style-name="T9">1.6 </text:span>GitHub-<text:span text:style-name="T17">en</text:span> erabilera<text:bookmark-end text:name="__RefHeading___Toc8892_2201895909"/></text:p>
        </text:list-header>
      </text:list>
      <text:p text:style-name="Textua_20_1"/>
      <text:list xml:id="list286212078" text:style-name="L9">
        <text:list-item>
          <text:list>
            <text:list-item>
              <text:p text:style-name="P35"><text:span text:style-name="T5">Proiektuaren fase bakoitzean aldaketak igo eta dokumentatze</text:span><text:span text:style-name="T6">ko erabiliko dugu.</text:span></text:p>
            </text:list-item>
            <text:list-item>
              <text:p text:style-name="P36"><text:span text:style-name="T6">A</text:span><text:span text:style-name="T7">darrak sortuko ditugu taldekide bakoitzarentzako dokumentuak etab. Igotzeko.</text:span></text:p>
            </text:list-item>
          </text:list>
        </text:list-item>
      </text:list>
      <text:p text:style-name="P10"/>
      <text:p text:style-name="P10"/>
      <text:list xml:id="list105341863164959" text:continue-list="list105343256286108" text:style-name="Numbering_20_123">
        <text:list-header>
          <text:p text:style-name="Azpi_20_izenburuak_20__28_1.1_29_"><text:bookmark-start text:name="__RefHeading___Toc8890_2201895909"/><text:span text:style-name="T9">1.7 </text:span>Ondorioa<text:bookmark-end text:name="__RefHeading___Toc8890_2201895909"/></text:p>
        </text:list-header>
      </text:list>
      <text:p text:style-name="P11"><text:tab/></text:p>
      <text:p text:style-name="P11"><text:tab/>Proposamen hau guztiz garagarria da lehen mailako programazio ezagutzekin. <text:tab/>Teknologia ezagunen bidez (Java, PHP, HTML/CSS, MySQL) aplikazio erabilgarri <text:tab/>eta modular bat sortuko da, enpresaren eta erabiltzaileen arteko harremana <text:tab/>digitalizatuz eta optimizatuz.</text:p>
      <text:p text:style-name="Textua_20_1"/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Rounded MT Bold" svg:font-family="'Arial Rounded MT Bold'" style:font-adornments="Arrunta" style:font-family-generic="swiss" style:font-pitch="variable"/>
    <style:font-face style:name="Britannic Bold" svg:font-family="'Britannic Bold'" style:font-family-generic="swiss" style:font-pitch="variable"/>
    <style:font-face style:name="Britannic Bold1" svg:font-family="'Britannic Bold'" style:font-adornments="Arrunta" style:font-family-generic="swiss" style:font-pitch="variable"/>
    <style:font-face style:name="Britannic Bold2" svg:font-family="'Britannic Bold'" style:font-adornments="Etzana" style:font-family-generic="swiss" style:font-pitch="variable"/>
    <style:font-face style:name="Copperplate Gothic Light" svg:font-family="'Copperplate Gothic Light'" style:font-family-generic="swiss" style:font-pitch="variable"/>
    <style:font-face style:name="Copperplate Gothic Light1" svg:font-family="'Copperplate Gothic Light'" style:font-adornments="Arrunta" style:font-family-generic="swiss" style:font-pitch="variable"/>
    <style:font-face style:name="Copperplate Gothic Light2" svg:font-family="'Copperplate Gothic Light'" style:font-adornments="Lodia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Lodia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u" fo:country="ES" style:letter-kerning="true" style:font-name-asian="Source Han Sans CN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u" fo:country="ES" style:letter-kerning="true" style:font-name-asian="Source Han Sans CN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Sender" style:family="paragraph" loext:hidden="true" style:hidden="true" style:parent-style-name="Standard" style:class="extra"/>
    <style:style style:name="Addressee" style:family="paragraph" loext:hidden="true" style:hidden="true" style:parent-style-name="Standard" style:class="extra"/>
    <style:style style:name="Salutation" style:family="paragraph" loext:hidden="true" style:hidden="true" style:parent-style-name="Standard" style:class="text"/>
    <style:style style:name="Horizontal_20_Line" style:display-name="Horizontal Line" style:family="paragraph" loext:hidden="true" style:hidden="true" style:parent-style-name="Standard" style:next-style-name="Text_20_body" style:class="html"/>
    <style:style style:name="Signature" style:family="paragraph" loext:hidden="true" style:hidden="true" style:parent-style-name="Standard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ulo" style:family="paragraph" style:parent-style-name="Standard" style:master-page-name="">
      <style:paragraph-properties fo:text-align="center" style:justify-single-word="false" style:page-number="auto">
        <style:tab-stops/>
      </style:paragraph-properties>
      <style:text-properties style:font-name="Britannic Bold1" fo:font-family="'Britannic Bold'" style:font-style-name="Arrunta" style:font-family-generic="swiss" style:font-pitch="variable" fo:font-size="60pt"/>
    </style:style>
    <style:style style:name="Azpititulo" style:family="paragraph" style:parent-style-name="Standard" style:master-page-name="">
      <style:paragraph-properties fo:text-align="center" style:justify-single-word="false" style:page-number="auto">
        <style:tab-stops/>
      </style:paragraph-properties>
      <style:text-properties style:font-name="Britannic Bold2" fo:font-family="'Britannic Bold'" style:font-style-name="Etzana" style:font-family-generic="swiss" style:font-pitch="variable" fo:font-size="32pt" fo:font-style="italic"/>
    </style:style>
    <style:style style:name="Goiburua" style:family="paragraph" style:parent-style-name="Header" style:master-page-name="">
      <style:paragraph-properties fo:text-align="end" style:justify-single-word="false" style:page-number="auto"/>
      <style:text-properties fo:font-size="9pt" fo:font-style="italic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zenak_20_titulo" style:display-name="Izenak titulo" style:family="paragraph" style:parent-style-name="Azpititulo" style:master-page-name="">
      <style:paragraph-properties fo:text-align="start" style:justify-single-word="false" style:page-number="auto"/>
      <style:text-properties fo:font-size="14pt"/>
    </style:style>
    <style:style style:name="Izenburua_20_Orrialdeak" style:display-name="Izenburua Orrialdeak" style:family="paragraph" style:parent-style-name="Azpititulo" style:master-page-name="">
      <loext:graphic-properties draw:fill="none" draw:fill-color="#2a6099"/>
      <style:paragraph-properties fo:text-align="start" style:justify-single-word="false" style:page-number="auto" fo:background-color="transparent">
        <style:tab-stops/>
      </style:paragraph-properties>
      <style:text-properties fo:color="#2a6099" loext:opacity="100%" style:font-name="Copperplate Gothic Light2" fo:font-family="'Copperplate Gothic Light'" style:font-style-name="Lodia" style:font-family-generic="swiss" style:font-pitch="variable" fo:font-size="15pt" fo:font-style="normal" fo:font-weight="bold"/>
    </style:style>
    <style:style style:name="AURKIBIDEA" style:family="paragraph" style:parent-style-name="Izenburua_20_Orrialdeak" style:master-page-name="">
      <style:paragraph-properties style:page-number="auto">
        <style:tab-stops/>
      </style:paragraph-properties>
      <style:text-properties style:font-name="Arial Rounded MT Bold" fo:font-family="'Arial Rounded MT Bold'" style:font-style-name="Arrunta" style:font-family-generic="swiss" style:font-pitch="variable" fo:font-size="13pt" fo:font-weight="normal"/>
    </style:style>
    <style:style style:name="Azpi_20_izenburuak_20__28_1.1_29_" style:display-name="Azpi izenburuak (1.1)" style:family="paragraph" style:parent-style-name="Izenburua_20_Orrialdeak" style:default-outline-level="" style:list-style-name="Numbering_20_123" style:master-page-name="">
      <style:paragraph-properties style:page-number="auto">
        <style:tab-stops/>
      </style:paragraph-properties>
      <style:text-properties fo:color="#2a6099" loext:opacity="100%" fo:font-size="13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Orri_20_oina_20_1" style:display-name="Orri oina 1" style:family="paragraph" style:parent-style-name="Footer" style:master-page-name="">
      <style:paragraph-properties style:page-number="auto"/>
      <style:text-properties fo:font-style="italic" fo:font-weight="bold"/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style:parent-style-name="Caption" style:class="extra"/>
    <style:style style:name="Figure" style:family="paragraph" style:parent-style-name="Caption" style:class="extra"/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extua_20_1" style:display-name="Textua 1" style:family="paragraph" style:parent-style-name="Text_20_body" style:master-page-name="">
      <style:paragraph-properties fo:text-align="justify" style:justify-single-word="false" style:page-number="auto" text:number-lines="true" text:line-number="2"/>
      <style:text-properties style:font-name="Copperplate Gothic Light1" fo:font-family="'Copperplate Gothic Light'" style:font-style-name="Arrunta" style:font-family-generic="swiss" style:font-pitch="variable" fo:font-size="10pt" officeooo:rsid="01582ddf"/>
    </style:style>
    <style:style style:name="TAULA_20_1_20_FASEA" style:display-name="TAULA 1 FASEA" style:family="paragraph" style:parent-style-name="Table"/>
    <style:style style:name="IRUDIA" style:family="paragraph" style:parent-style-name="Figur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PI_20_IZENBURUAK_20__28_1.2_29_" style:display-name="AZPI IZENBURUAK (1.2)" style:family="paragraph" style:parent-style-name="Textua_20_1" style:default-outline-level="" style:list-style-name="Numbering_20_123" style:master-page-name="">
      <style:paragraph-properties style:page-number="auto" text:number-lines="true" text:line-number="0">
        <style:tab-stops/>
      </style:paragraph-properties>
      <style:text-properties fo:color="#2a6099" loext:opacity="100%" fo:font-size="10.5pt" fo:font-weight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5cm" fo:margin-right="0cm" fo:text-indent="0cm" style:auto-text-indent="false">
        <style:tab-stops>
          <style:tab-stop style:position="12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Object_20_index_20_heading" style:display-name="Object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aurkibidea" style:family="text">
      <style:text-properties style:font-name="Liberation Sans1" fo:font-family="'Liberation Sans'" style:font-style-name="Lodia" style:font-family-generic="swiss" style:font-pitch="variable" fo:font-weight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 %1%.%2% " style:num-prefix=" " style:num-suffix=" " style:num-format="1" text:start-value="2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u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u" number:country="ES">€</number:currency-symbol>
      <style:map style:condition="value()&gt;=0" style:apply-style-name="N105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Goiburua">
      <style:text-properties officeooo:rsid="02283b6c" officeooo:paragraph-rsid="02283b6c"/>
    </style:style>
    <style:style style:name="MT1" style:family="text">
      <style:text-properties officeooo:rsid="001e9a4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#b4c7dc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b4c7dc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fo:background-color="#b4c7dc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b4c7dc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solid" draw:background-size="full" draw:fill-color="#b4c7dc" draw:opacity="100%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Portada" style:page-layout-name="Mpm2" draw:style-name="Mdp2">
      <style:header>
        <text:p text:style-name="Goiburua"/>
      </style:header>
    </style:master-page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  <style:master-page style:name="Aurkibidea" style:page-layout-name="Mpm10" draw:style-name="Mdp2"/>
    <style:master-page style:name="Orrialdea_20_1" style:display-name="Orrialdea 1" style:page-layout-name="Mpm11" draw:style-name="Mdp1">
      <style:header>
        <text:p text:style-name="MP1">ALAIKTOMUGI</text:p>
      </style:header>
      <style:footer>
        <text:p text:style-name="Orri_20_oina_20_1"><text:page-number text:select-page="current">6</text:page-number>.<text:span text:style-name="MT1">orrialdea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07T08:12:02.405000000</meta:creation-date>
    <dc:title>SEGURTASUN INFORMATIKOA</dc:title>
    <meta:editing-cycles>236</meta:editing-cycles>
    <meta:generator>LibreOffice/7.4.0.3$Windows_X86_64 LibreOffice_project/f85e47c08ddd19c015c0114a68350214f7066f5a</meta:generator>
    <meta:editing-duration>P1DT34M58S</meta:editing-duration>
    <dc:date>2025-05-07T10:53:41.178000000</dc:date>
    <meta:document-statistic meta:table-count="1" meta:image-count="0" meta:object-count="0" meta:page-count="6" meta:paragraph-count="78" meta:word-count="458" meta:character-count="3469" meta:non-whitespace-character-count="3085"/>
    <meta:template xlink:type="simple" xlink:actuate="onRequest" xlink:title="SEGURTASUN INFORMATIKOA" xlink:href="../../../../../../AppData/Roaming/LibreOffice/4/user/template/Aurkezpenak/SEGURTASUN%20INFORMATIKOA.ott" meta:date="2022-12-07T08:12:01.638000000"/>
  </office:meta>
</office:document-meta>
</file>